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71cm" svg:stroke-color="#000000" draw:marker-start-width="0.306cm" draw:marker-end="Arrowheads_20_1" draw:marker-end-width="0.406cm" draw:fill="none" draw:textarea-vertical-align="middle" fo:padding-top="0.16cm" fo:padding-bottom="0.16cm" fo:padding-left="0.285cm" fo:padding-right="0.28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6cm"/>
      <style:paragraph-properties style:writing-mode="lr-tb"/>
    </style:style>
    <style:style style:name="gr4" style:family="graphic" style:parent-style-name="standard">
      <style:graphic-properties draw:stroke="none" svg:stroke-color="#3465a4" draw:fill-color="#2a6099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3465a4" draw:fill-color="#00a933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3465a4" draw:fill-color="#ff0000"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draw:stroke="none" svg:stroke-color="#3465a4" draw:fill-color="#ff0000" draw:opacity="50%" draw:textarea-horizontal-align="justify" draw:textarea-vertical-align="middle" draw:auto-grow-height="false" fo:min-height="0.104cm" fo:min-width="0cm"/>
    </style:style>
    <style:style style:name="gr8" style:family="graphic" style:parent-style-name="objectwithoutfill">
      <style:graphic-properties draw:stroke="solid" svg:stroke-width="0.081cm" svg:stroke-color="#ff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dash" draw:stroke-dash="Long_20_Dash" svg:stroke-width="0.081cm" svg:stroke-color="#000000" draw:marker-start-width="0.321cm" draw:marker-end-width="0.321cm" draw:fill="none" draw:textarea-horizontal-align="justify" draw:textarea-vertical-align="middle" draw:auto-grow-height="false" fo:min-height="3.464cm" fo:min-width="3.214cm" fo:padding-top="0.165cm" fo:padding-bottom="0.165cm" fo:padding-left="0.29cm" fo:padding-right="0.29cm"/>
    </style:style>
    <style:style style:name="gr10" style:family="graphic" style:parent-style-name="standard">
      <style:graphic-properties draw:stroke="dash" draw:stroke-dash="Long_20_Dash" svg:stroke-width="0.081cm" svg:stroke-color="#000000" draw:marker-start-width="0.321cm" draw:marker-end-width="0.321cm" draw:fill="none" draw:textarea-horizontal-align="justify" draw:textarea-vertical-align="middle" draw:auto-grow-height="false" fo:min-height="3.384cm" fo:min-width="3.134cm" fo:padding-top="0.165cm" fo:padding-bottom="0.165cm" fo:padding-left="0.29cm" fo:padding-right="0.29cm"/>
    </style:style>
    <style:style style:name="gr11" style:family="graphic" style:parent-style-name="objectwithoutfill">
      <style:graphic-properties draw:stroke="dash" draw:stroke-dash="Dot"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2a6099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loext:graphic-properties draw:fill-color="#ff0000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531cm" svg:y1="11.031cm" svg:x2="15.031cm" svg:y2="11.031cm">
          <text:p/>
        </draw:line>
        <draw:line draw:style-name="gr1" draw:text-style-name="P1" draw:layer="layout" svg:x1="6.513cm" svg:y1="11.031cm" svg:x2="6.531cm" svg:y2="2.531cm">
          <text:p/>
        </draw:line>
        <draw:frame draw:style-name="gr2" draw:text-style-name="P2" draw:layer="layout" svg:width="3.216cm" svg:height="0.962cm" svg:x="8.815cm" svg:y="12.031cm">
          <draw:text-box>
            <text:p>Feature 1</text:p>
          </draw:text-box>
        </draw:frame>
        <draw:frame draw:style-name="gr3" draw:text-style-name="P2" draw:layer="layout" svg:width="3.216cm" svg:height="0.962cm" draw:transform="rotate (1.5707963267949) translate (4.531cm 8.281cm)">
          <draw:text-box>
            <text:p>Feature 2</text:p>
          </draw:text-box>
        </draw:frame>
        <draw:custom-shape draw:style-name="gr4" draw:text-style-name="P3" draw:layer="layout" svg:width="0.5cm" svg:height="0.5cm" svg:x="14.531cm" svg:y="5.7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5cm" svg:height="0.5cm" svg:x="11.031cm" svg:y="9.0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0.5cm" svg:height="0.5cm" svg:x="9.281cm" svg:y="4.2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12.781cm" svg:y="6.2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13.281cm" svg:y="7.7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5cm" svg:height="0.5cm" svg:x="9.531cm" svg:y="9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0.5cm" svg:height="0.5cm" svg:x="10.781cm" svg:y="8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0.5cm" svg:height="0.5cm" svg:x="7.781cm" svg:y="9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draw:layer="layout" svg:width="0.5cm" svg:height="0.5cm" svg:x="11.031cm" svg:y="19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9.781cm" svg:y="5.7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12.781cm" svg:y="4.2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9.581cm" svg:y="2.9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14.531cm" svg:y="8.7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5cm" svg:height="0.5cm" svg:x="7.281cm" svg:y="6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0.5cm" svg:height="0.5cm" svg:x="7.281cm" svg:y="7.2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0.5cm" svg:height="0.5cm" svg:x="9.031cm" svg:y="8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0.5cm" svg:height="0.5cm" svg:x="11.531cm" svg:y="10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6.532cm" svg:y1="23.531cm" svg:x2="15.032cm" svg:y2="23.531cm">
          <text:p/>
        </draw:line>
        <draw:line draw:style-name="gr1" draw:text-style-name="P1" draw:layer="layout" svg:x1="6.514cm" svg:y1="23.531cm" svg:x2="6.532cm" svg:y2="15.031cm">
          <text:p/>
        </draw:line>
        <draw:frame draw:style-name="gr2" draw:text-style-name="P2" draw:layer="layout" svg:width="3.216cm" svg:height="0.962cm" svg:x="8.816cm" svg:y="24.531cm">
          <draw:text-box>
            <text:p>Feature 1</text:p>
          </draw:text-box>
        </draw:frame>
        <draw:frame draw:style-name="gr3" draw:text-style-name="P2" draw:layer="layout" svg:width="3.216cm" svg:height="0.962cm" draw:transform="rotate (1.5707963267949) translate (4.532cm 20.781cm)">
          <draw:text-box>
            <text:p>Feature 2</text:p>
          </draw:text-box>
        </draw:frame>
        <draw:custom-shape draw:style-name="gr4" draw:text-style-name="P3" draw:layer="layout" svg:width="0.5cm" svg:height="0.5cm" svg:x="14.532cm" svg:y="18.2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5cm" svg:height="0.5cm" svg:x="11.032cm" svg:y="21.5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0.5cm" svg:height="0.5cm" svg:x="9.282cm" svg:y="16.7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12.782cm" svg:y="18.7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13.282cm" svg:y="20.2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5cm" svg:height="0.5cm" svg:x="9.532cm" svg:y="22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0.5cm" svg:height="0.5cm" svg:x="10.782cm" svg:y="20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0.5cm" svg:height="0.5cm" svg:x="7.782cm" svg:y="21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6" draw:layer="layout" svg:width="0.5cm" svg:height="0.5cm" svg:x="11.631cm" svg:y="17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5cm" svg:height="0.5cm" svg:x="9.782cm" svg:y="18.2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12.782cm" svg:y="16.7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9.582cm" svg:y="15.4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14.532cm" svg:y="21.28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0.5cm" svg:height="0.5cm" svg:x="7.282cm" svg:y="18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0.5cm" svg:height="0.5cm" svg:x="7.282cm" svg:y="19.78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0.5cm" svg:height="0.5cm" svg:x="9.032cm" svg:y="21.0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4" draw:layer="layout" svg:width="0.5cm" svg:height="0.5cm" svg:x="11.532cm" svg:y="22.53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0.5cm" svg:height="0.5cm" svg:x="11.031cm" svg:y="16.531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5cm" svg:height="0.5cm" svg:x="11.031cm" svg:y="3.675cm">
          <text:p/>
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0.5cm" svg:height="0.5cm" svg:x="11.631cm" svg:y="5.0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781cm" svg:y1="18.431cm" svg:x2="11.508cm" svg:y2="19.361cm">
          <text:p/>
        </draw:line>
        <draw:custom-shape draw:style-name="gr9" draw:text-style-name="P1" draw:layer="layout" svg:width="5.25cm" svg:height="5.25cm" svg:x="9.331cm" svg:y="2.7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5.25cm" svg:height="5.25cm" svg:x="8.632cm" svg:y="17.2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764cm" svg:y1="5.811cm" svg:x2="11.491cm" svg:y2="6.741cm">
          <text:p/>
        </draw:line>
        <draw:path draw:style-name="gr11" draw:text-style-name="P1" draw:layer="layout" svg:width="8.034cm" svg:height="4.227cm" draw:transform="skewX (-0.138230076757951) rotate (2.84104695639637) translate (13.8769453561013cm 23.3057602345172cm)" svg:viewBox="0 0 8035 4228" svg:d="M0 25c235-4 471 4 703-22 290-32 539 182 769 361 252 196 449 499 610 813 134 263 250 543 354 827 105 288 200 597 375 821 204 261 546 137 683-141 159-323 243-697 442-1002 185-282 470-304 695-206 288 125 565 316 804 570 254 269 517 514 790 758 251 225 468 508 734 715 268 209 560 323 822 532l254 110-224 67">
          <text:p/>
        </draw:path>
        <draw:path draw:style-name="gr11" draw:text-style-name="P1" draw:layer="layout" svg:width="8.034cm" svg:height="4.227cm" draw:transform="skewX (-0.138230076757951) rotate (2.84104695639637) translate (13.8769453561013cm 10.7057602345172cm)" svg:viewBox="0 0 8035 4228" svg:d="M0 25c235-4 471 4 703-22 290-32 539 182 769 361 252 196 449 499 610 813 134 263 250 543 354 827 105 288 200 597 375 821 204 261 546 137 683-141 159-323 243-697 442-1002 185-282 470-304 695-206 288 125 565 316 804 570 254 269 517 514 790 758 251 225 468 508 734 715 268 209 560 323 822 532l254 110-224 67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1cm" fo:margin-bottom="1.031cm" fo:margin-left="1.031cm" fo:margin-right="1.031cm" fo:page-width="21.026cm" fo:page-height="29.7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dc:date>2021-02-08T10:08:21.484214822</dc:date>
    <meta:editing-duration>PT39M9S</meta:editing-duration>
    <meta:editing-cycles>8</meta:editing-cycles>
    <meta:generator>LibreOffice/7.0.4.2$Linux_X86_64 LibreOffice_project/00$Build-2</meta:generator>
    <meta:document-statistic meta:object-count="51"/>
  </office:meta>
</office:document-meta>
</file>